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61in"/>
    </style:style>
    <style:style style:name="co2" style:family="table-column">
      <style:table-column-properties fo:break-before="auto" style:column-width="7.157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1" table:row="24" table:table="0"/>
          <office:change-info>
            <dc:creator>Thomas Willett</dc:creator>
            <dc:date>2011-03-25T16:29:05.56</dc:date>
          </office:change-info>
          <table:previous>
            <table:change-track-table-cell office:value-type="string">
              <text:p>Realizado %d cambios.</text:p>
            </table:change-track-table-cell>
          </table:previous>
        </table:cell-content-change>
        <table:cell-content-change table:id="ct2">
          <table:cell-address table:column="1" table:row="35" table:table="0"/>
          <office:change-info>
            <dc:creator>Thomas Willett</dc:creator>
            <dc:date>2011-03-25T16:30:02.57</dc:date>
          </office:change-info>
          <table:previous>
            <table:change-track-table-cell office:value-type="string">
              <text:p>Por favor, introduzca un valor para el ancho de columna.</text:p>
            </table:change-track-table-cell>
          </table:previous>
        </table:cell-content-change>
        <table:cell-content-change table:id="ct3">
          <table:cell-address table:column="1" table:row="36" table:table="0"/>
          <office:change-info>
            <dc:creator>Thomas Willett</dc:creator>
            <dc:date>2011-03-25T16:30:34.83</dc:date>
          </office:change-info>
          <table:previous>
            <table:change-track-table-cell office:value-type="string">
              <text:p>Por favor, vaya a la Configuración de Gramática y especificar un archivo.</text:p>
            </table:change-track-table-cell>
          </table:previous>
        </table:cell-content-change>
        <table:cell-content-change table:id="ct4">
          <table:cell-address table:column="1" table:row="37" table:table="0"/>
          <office:change-info>
            <dc:creator>Thomas Willett</dc:creator>
            <dc:date>2011-03-25T16:30:53.63</dc:date>
          </office:change-info>
          <table:previous>
            <table:change-track-table-cell office:value-type="string">
              <text:p>Por favor, vaya a la Configuración de Fonología y especificar un archivo.</text:p>
            </table:change-track-table-cell>
          </table:previous>
        </table:cell-content-change>
        <table:cell-content-change table:id="ct5">
          <table:cell-address table:column="1" table:row="50" table:table="0"/>
          <office:change-info>
            <dc:creator>Thomas Willett</dc:creator>
            <dc:date>2011-03-25T16:32:03.04</dc:date>
          </office:change-info>
          <table:previous>
            <table:change-track-table-cell office:value-type="string">
              <text:p>Error de sistema: No se puede obtener objeto UNO.</text:p>
            </table:change-track-table-cell>
          </table:previous>
        </table:cell-content-change>
        <table:cell-content-change table:id="ct6">
          <table:cell-address table:column="1" table:row="51" table:table="0"/>
          <office:change-info>
            <dc:creator>Thomas Willett</dc:creator>
            <dc:date>2011-03-25T16:32:22.68</dc:date>
          </office:change-info>
          <table:previous>
            <table:change-track-table-cell office:value-type="string">
              <text:p>El cursor no puede estar en un encabezado o un pie de página.</text:p>
            </table:change-track-table-cell>
          </table:previous>
        </table:cell-content-change>
        <table:cell-content-change table:id="ct7">
          <table:cell-address table:column="1" table:row="53" table:table="0"/>
          <office:change-info>
            <dc:creator>Thomas Willett</dc:creator>
            <dc:date>2011-03-25T16:32:52.40</dc:date>
          </office:change-info>
          <table:previous>
            <table:change-track-table-cell office:value-type="string">
              <text:p>No parece ser ningún ejemplo para insertar.</text:p>
            </table:change-track-table-cell>
          </table:previous>
        </table:cell-content-change>
        <table:cell-content-change table:id="ct8">
          <table:cell-address table:column="1" table:row="62" table:table="0"/>
          <office:change-info>
            <dc:creator>Thomas Willett</dc:creator>
            <dc:date>2011-03-25T16:33:49.49</dc:date>
          </office:change-info>
          <table:previous>
            <table:change-track-table-cell office:value-type="string">
              <text:p>El valor para el ancho de columna debe ser mayor que cero.</text:p>
            </table:change-track-table-cell>
          </table:previous>
        </table:cell-content-change>
      </table:tracked-changes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English error message</text:p>
          </table:table-cell>
          <table:table-cell table:style-name="ce1" office:value-type="string">
            <text:p>Spanish translation</text:p>
          </table:table-cell>
          <table:table-cell table:style-name="ce1" office:value-type="string">
            <text:p>French translation</text:p>
          </table:table-cell>
        </table:table-row>
        <table:table-row table:style-name="ro2">
          <table:table-cell office:value-type="string">
            <text:p>Add '%s' as a new abbreviation?</text:p>
          </table:table-cell>
          <table:table-cell office:value-type="string">
            <text:p>Agregar '%s' como una abreviatura de nuevo?</text:p>
          </table:table-cell>
          <table:table-cell office:value-type="string">
            <text:p>Ajouter '%s' comme nouvelle abréviation ?</text:p>
          </table:table-cell>
        </table:table-row>
        <table:table-row table:style-name="ro2">
          <table:table-cell office:value-type="string">
            <text:p>Cannot be in a header or footer.</text:p>
          </table:table-cell>
          <table:table-cell office:value-type="string">
            <text:p>No puede ser en un encabezado o un pie de página.</text:p>
          </table:table-cell>
          <table:table-cell office:value-type="string">
            <text:p>Interdit dans un en-tête ou pied de page.</text:p>
          </table:table-cell>
        </table:table-row>
        <table:table-row table:style-name="ro2">
          <table:table-cell office:value-type="string">
            <text:p>Cannot be inside a table or frame.</text:p>
          </table:table-cell>
          <table:table-cell office:value-type="string">
            <text:p>No se puede estar dentro de una tabla o un marco.</text:p>
          </table:table-cell>
          <table:table-cell office:value-type="string">
            <text:p>Interdit dans un tableau ou cadre</text:p>
          </table:table-cell>
        </table:table-row>
        <table:table-row table:style-name="ro2">
          <table:table-cell office:value-type="string">
            <text:p>Cannot find file %s</text:p>
          </table:table-cell>
          <table:table-cell office:value-type="string">
            <text:p>No se puede encontrar el archivo %s</text:p>
          </table:table-cell>
          <table:table-cell office:value-type="string">
            <text:p>Impossible de trouver le fichier %s</text:p>
          </table:table-cell>
        </table:table-row>
        <table:table-row table:style-name="ro2">
          <table:table-cell office:value-type="string">
            <text:p>Cannot insert text here.</text:p>
          </table:table-cell>
          <table:table-cell office:value-type="string">
            <text:p>No se puede insertar texto aquí.</text:p>
          </table:table-cell>
          <table:table-cell office:value-type="string">
            <text:p>Impossible d'insérer texte ici.</text:p>
          </table:table-cell>
        </table:table-row>
        <table:table-row table:style-name="ro2">
          <table:table-cell office:value-type="string">
            <text:p>Character style '%s' is missing</text:p>
          </table:table-cell>
          <table:table-cell office:value-type="string">
            <text:p>No se encuentra el estilo de carácter '%s'</text:p>
          </table:table-cell>
          <table:table-cell office:value-type="string">
            <text:p>Style de caractère '%s' introuvable</text:p>
          </table:table-cell>
        </table:table-row>
        <table:table-row table:style-name="ro2">
          <table:table-cell office:value-type="string">
            <text:p>Column width is not a number.</text:p>
          </table:table-cell>
          <table:table-cell office:value-type="string">
            <text:p>El ancho de columna no es un número.</text:p>
          </table:table-cell>
          <table:table-cell office:value-type="string">
            <text:p>La largeur de colonne n'est pas un nombre.</text:p>
          </table:table-cell>
        </table:table-row>
        <table:table-row table:style-name="ro2">
          <table:table-cell office:value-type="string">
            <text:p>Converting...</text:p>
          </table:table-cell>
          <table:table-cell office:value-type="string">
            <text:p>Conversión en proceso...</text:p>
          </table:table-cell>
          <table:table-cell office:value-type="string">
            <text:p>Conversion en cours...</text:p>
          </table:table-cell>
        </table:table-row>
        <table:table-row table:style-name="ro2">
          <table:table-cell office:value-type="string">
            <text:p>Could not find ref number %s</text:p>
          </table:table-cell>
          <table:table-cell office:value-type="string">
            <text:p>No se encuentra el número de referencia %s</text:p>
          </table:table-cell>
          <table:table-cell office:value-type="string">
            <text:p>Numéro de référence %s introuvable.</text:p>
          </table:table-cell>
        </table:table-row>
        <table:table-row table:style-name="ro2">
          <table:table-cell office:value-type="string">
            <text:p>Could not find ref number %s\n\nSuggestions\n%s</text:p>
          </table:table-cell>
          <table:table-cell office:value-type="string">
            <text:p>No se encuentra el número de referencia %s\n\nSugerencias\n%s</text:p>
          </table:table-cell>
          <table:table-cell office:value-type="string">
            <text:p>Numéro de référence %s introuvable. Suggestion(s) : %s</text:p>
          </table:table-cell>
        </table:table-row>
        <table:table-row table:style-name="ro2">
          <table:table-cell office:value-type="string">
            <text:p>Did not find any data in file %s</text:p>
          </table:table-cell>
          <table:table-cell office:value-type="string">
            <text:p>No ha encontrado ningún dato en el archivo %s</text:p>
          </table:table-cell>
          <table:table-cell office:value-type="string">
            <text:p>Aucune donnée n'a été trouvée dans le fichier %s</text:p>
          </table:table-cell>
        </table:table-row>
        <table:table-row table:style-name="ro2">
          <table:table-cell office:value-type="string">
            <text:p>Did not find scope of change.</text:p>
          </table:table-cell>
          <table:table-cell office:value-type="string">
            <text:p>No ha encontrado el ámbito del cambio.</text:p>
          </table:table-cell>
          <table:table-cell office:value-type="string">
            <text:p>L'étendue de changement n'a pas été trouvée.</text:p>
          </table:table-cell>
        </table:table-row>
        <table:table-row table:style-name="ro2">
          <table:table-cell office:value-type="string">
            <text:p>Error parsing %s user variable. Please go to Insert -&gt; Fields and fix the problem.</text:p>
          </table:table-cell>
          <table:table-cell office:value-type="string">
            <text:p>Error al analizar %s variable de usuario. Por favor, vaya a Insertar -&gt; Campos y solucionar el problema</text:p>
          </table:table-cell>
          <table:table-cell office:value-type="string">
            <text:p>Erreur en analysant la variable utilisateur %s. Veuillez atteindre Insertion -&gt; Champs pour résoudre le problème.</text:p>
          </table:table-cell>
        </table:table-row>
        <table:table-row table:style-name="ro2">
          <table:table-cell office:value-type="string">
            <text:p>Error reading file %s\n\n%s</text:p>
          </table:table-cell>
          <table:table-cell office:value-type="string">
            <text:p>Error al leer el archivo %s\n\n%s</text:p>
          </table:table-cell>
          <table:table-cell office:value-type="string">
            <text:p>Erreur en lisant le fichier %s\n\n%s</text:p>
          </table:table-cell>
        </table:table-row>
        <table:table-row table:style-name="ro2">
          <table:table-cell office:value-type="string">
            <text:p>Error with file: %s</text:p>
          </table:table-cell>
          <table:table-cell office:value-type="string">
            <text:p>Error con el archivo: %s</text:p>
          </table:table-cell>
          <table:table-cell office:value-type="string">
            <text:p>Erreur de fichier : %s</text:p>
          </table:table-cell>
        </table:table-row>
        <table:table-row table:style-name="ro2">
          <table:table-cell office:value-type="string">
            <text:p>Error: Could not create dialog.</text:p>
          </table:table-cell>
          <table:table-cell office:value-type="string">
            <text:p>Error: No se pudo crear el diálogo.</text:p>
          </table:table-cell>
          <table:table-cell office:value-type="string">
            <text:p>Erreur : Impossible de créer dialogue.</text:p>
          </table:table-cell>
        </table:table-row>
        <table:table-row table:style-name="ro2">
          <table:table-cell office:value-type="string">
            <text:p>Error: Could not show dialog window.</text:p>
          </table:table-cell>
          <table:table-cell office:value-type="string">
            <text:p>Error: No se pudo mostrar el cuadro de diálogo.</text:p>
          </table:table-cell>
          <table:table-cell office:value-type="string">
            <text:p>Erreur : Impossible d'afficher dialogue.</text:p>
          </table:table-cell>
        </table:table-row>
        <table:table-row table:style-name="ro2">
          <table:table-cell office:value-type="string">
            <text:p>File does not seem to be from Toolbox or FieldWorks: %s</text:p>
          </table:table-cell>
          <table:table-cell office:value-type="string">
            <text:p>El archivo no parece ser del Toolbox o Fieldworks: %s</text:p>
          </table:table-cell>
          <table:table-cell office:value-type="string">
            <text:p>Il semble que ce fichier n'a pas été créé par Toolbox ou FieldWorks: %s</text:p>
          </table:table-cell>
        </table:table-row>
        <table:table-row table:style-name="ro2">
          <table:table-cell office:value-type="string">
            <text:p>File is already in the list.</text:p>
          </table:table-cell>
          <table:table-cell office:value-type="string">
            <text:p>El archivo ya está en la lista.</text:p>
          </table:table-cell>
          <table:table-cell office:value-type="string">
            <text:p>Le fichier est déjà dans la liste.</text:p>
          </table:table-cell>
        </table:table-row>
        <table:table-row table:style-name="ro2">
          <table:table-cell office:value-type="string">
            <text:p>Found %d paragraphs and made %d change(s).</text:p>
          </table:table-cell>
          <table:table-cell office:value-type="string">
            <text:p>Ha encontrado %d párrafos y hizo %d cambio(s).</text:p>
          </table:table-cell>
          <table:table-cell office:value-type="string">
            <text:p>%d paragraphes trouvés et %d changements faits.</text:p>
          </table:table-cell>
        </table:table-row>
        <table:table-row table:style-name="ro2">
          <table:table-cell office:value-type="string">
            <text:p>Found a ref number, but it must be in an outer table in order to be updated.</text:p>
          </table:table-cell>
          <table:table-cell office:value-type="string">
            <text:p>Ha encontrado un número de referencia, pero debe estar en una tabla de exterior para ser actualizados.</text:p>
          </table:table-cell>
          <table:table-cell office:value-type="string">
            <text:p>N° de réf. trouvé, mais pour l'actualier il doit être dans un cadre exterieur</text:p>
          </table:table-cell>
        </table:table-row>
        <table:table-row table:style-name="ro2">
          <table:table-cell office:value-type="string">
            <text:p>Frame style '%s' is missing</text:p>
          </table:table-cell>
          <table:table-cell office:value-type="string">
            <text:p>No se encuentra el estilo del marco '%s'</text:p>
          </table:table-cell>
          <table:table-cell office:value-type="string">
            <text:p>Style de cadre '%s' introuvable</text:p>
          </table:table-cell>
        </table:table-row>
        <table:table-row table:style-name="ro2">
          <table:table-cell office:value-type="string">
            <text:p>If you want to use LIFT data, then first specify a LIFT file exported from FieldWorks.</text:p>
          </table:table-cell>
          <table:table-cell office:value-type="string">
            <text:p>Si desea utilizar los datos LIFT, en primer lugar especificar un archivo LIFT exportados de Fieldworks.</text:p>
          </table:table-cell>
          <table:table-cell office:value-type="string">
            <text:p>Pour utiliser des données LIFT il faut spécifier un fichier LIFT exporté de FieldWorks.</text:p>
          </table:table-cell>
        </table:table-row>
        <table:table-row table:style-name="ro2">
          <table:table-cell office:value-type="string">
            <text:p>Made %d changes.</text:p>
          </table:table-cell>
          <table:table-cell office:value-type="string">
            <text:p>%d cambios realizados</text:p>
          </table:table-cell>
          <table:table-cell office:value-type="string">
            <text:p>%d changements faits.</text:p>
          </table:table-cell>
        </table:table-row>
        <table:table-row table:style-name="ro2">
          <table:table-cell office:value-type="string">
            <text:p>No changes, but modified style of %d paragraph(s).</text:p>
          </table:table-cell>
          <table:table-cell office:value-type="string">
            <text:p>No hubo cambios, pero el estilo de %d párrafo(s) se ha modificado.</text:p>
          </table:table-cell>
          <table:table-cell office:value-type="string">
            <text:p>Pas de changements, mais le style de %d paragraphes a été changé.</text:p>
          </table:table-cell>
        </table:table-row>
        <table:table-row table:style-name="ro2">
          <table:table-cell office:value-type="string">
            <text:p>No changes.</text:p>
          </table:table-cell>
          <table:table-cell office:value-type="string">
            <text:p>No hubo cambios.</text:p>
          </table:table-cell>
          <table:table-cell office:value-type="string">
            <text:p>Pas de changements.</text:p>
          </table:table-cell>
        </table:table-row>
        <table:table-row table:style-name="ro2">
          <table:table-cell office:value-type="string">
            <text:p>No more existing examples found.</text:p>
          </table:table-cell>
          <table:table-cell office:value-type="string">
            <text:p>No se ha encontrado más ejemplos existentes</text:p>
          </table:table-cell>
          <table:table-cell office:value-type="string">
            <text:p>Il n'y a plus d'exemples trouvés.</text:p>
          </table:table-cell>
        </table:table-row>
        <table:table-row table:style-name="ro2">
          <table:table-cell office:value-type="string">
            <text:p>No more possible abbreviations found.</text:p>
          </table:table-cell>
          <table:table-cell office:value-type="string">
            <text:p>No se ha encontrado más abreviaturas posibles</text:p>
          </table:table-cell>
          <table:table-cell office:value-type="string">
            <text:p>On ne trouve plus des abréviations possibles.</text:p>
          </table:table-cell>
        </table:table-row>
        <table:table-row table:style-name="ro2">
          <table:table-cell office:value-type="string">
            <text:p>No more reference numbers found.</text:p>
          </table:table-cell>
          <table:table-cell office:value-type="string">
            <text:p>No se ha encontrado más números de referencia</text:p>
          </table:table-cell>
          <table:table-cell office:value-type="string">
            <text:p>On ne trouve plus des numéros de référence.</text:p>
          </table:table-cell>
        </table:table-row>
        <table:table-row table:style-name="ro2">
          <table:table-cell office:value-type="string">
            <text:p>No text is selected.</text:p>
          </table:table-cell>
          <table:table-cell office:value-type="string">
            <text:p>No hay texto seleccionado.</text:p>
          </table:table-cell>
          <table:table-cell office:value-type="string">
            <text:p>Aucun texte sélectionné. </text:p>
          </table:table-cell>
        </table:table-row>
        <table:table-row table:style-name="ro2">
          <table:table-cell office:value-type="string">
            <text:p>Paragraph style '%s' is missing</text:p>
          </table:table-cell>
          <table:table-cell office:value-type="string">
            <text:p>No se encuentra el estilo de párrafo '%s'</text:p>
          </table:table-cell>
          <table:table-cell office:value-type="string">
            <text:p>Style de paragraphe '%s' introuvable</text:p>
          </table:table-cell>
        </table:table-row>
        <table:table-row table:style-name="ro2">
          <table:table-cell office:value-type="string">
            <text:p>Please do not select individual table cells.</text:p>
          </table:table-cell>
          <table:table-cell office:value-type="string">
            <text:p>Por favor, no seleccione las celdas individuales de la tabla.</text:p>
          </table:table-cell>
          <table:table-cell office:value-type="string">
            <text:p>Veuillez ne pas choisir des cellules individuelles.</text:p>
          </table:table-cell>
        </table:table-row>
        <table:table-row table:style-name="ro2">
          <table:table-cell office:value-type="string">
            <text:p>Please enter a number for max length.</text:p>
          </table:table-cell>
          <table:table-cell office:value-type="string">
            <text:p>Por favor, introduzca un número para la longitud máxima.</text:p>
          </table:table-cell>
          <table:table-cell office:value-type="string">
            <text:p>Veuillez entrer la longueur maximum.</text:p>
          </table:table-cell>
        </table:table-row>
        <table:table-row table:style-name="ro2">
          <table:table-cell office:value-type="string">
            <text:p>Please enter a ref number.</text:p>
          </table:table-cell>
          <table:table-cell office:value-type="string">
            <text:p>Por favor, introduzca un número de referencia.</text:p>
          </table:table-cell>
          <table:table-cell office:value-type="string">
            <text:p>Veuillez entrer un numéro de référence.</text:p>
          </table:table-cell>
        </table:table-row>
        <table:table-row table:style-name="ro2">
          <table:table-cell office:value-type="string">
            <text:p>Please enter a value for column width.</text:p>
          </table:table-cell>
          <table:table-cell office:value-type="string">
            <text:p>Por favor, introduzca un valor para el ancho de la columna.</text:p>
          </table:table-cell>
          <table:table-cell office:value-type="string">
            <text:p>Veuillez entrer la largeur de colonne.</text:p>
          </table:table-cell>
        </table:table-row>
        <table:table-row table:style-name="ro2">
          <table:table-cell office:value-type="string">
            <text:p>Please go to Grammar Settings and specify a file.</text:p>
          </table:table-cell>
          <table:table-cell office:value-type="string">
            <text:p>Por favor, vaya a la Configuración de gramática y especifique un archivo.</text:p>
          </table:table-cell>
          <table:table-cell office:value-type="string">
            <text:p>Veuillez choisir un fichier dans Configuration de grammaire.</text:p>
          </table:table-cell>
        </table:table-row>
        <table:table-row table:style-name="ro2">
          <table:table-cell office:value-type="string">
            <text:p>Please go to Phonology Settings and specify a file.</text:p>
          </table:table-cell>
          <table:table-cell office:value-type="string">
            <text:p>Por favor, vaya a la Configuración de fonología y especifique un archivo.</text:p>
          </table:table-cell>
          <table:table-cell office:value-type="string">
            <text:p>Veuillez spécifier un fichier dans Configuration de phonologie.</text:p>
          </table:table-cell>
        </table:table-row>
        <table:table-row table:style-name="ro2">
          <table:table-cell office:value-type="string">
            <text:p>Please select a converter.</text:p>
          </table:table-cell>
          <table:table-cell office:value-type="string">
            <text:p>Por favor, seleccione un convertidor.</text:p>
          </table:table-cell>
          <table:table-cell office:value-type="string">
            <text:p>Veuillez choisir un convertisseur.</text:p>
          </table:table-cell>
        </table:table-row>
        <table:table-row table:style-name="ro2">
          <table:table-cell office:value-type="string">
            <text:p>Please select a file in the list.</text:p>
          </table:table-cell>
          <table:table-cell office:value-type="string">
            <text:p>Por favor, seleccione un archivo en la lista.</text:p>
          </table:table-cell>
          <table:table-cell office:value-type="string">
            <text:p>Veuillez choisir un fichier dans la liste.</text:p>
          </table:table-cell>
        </table:table-row>
        <table:table-row table:style-name="ro2">
          <table:table-cell office:value-type="string">
            <text:p>Please select a scope character style.</text:p>
          </table:table-cell>
          <table:table-cell office:value-type="string">
            <text:p>Por favor, seleccione un estilo de carácter ámbito.</text:p>
          </table:table-cell>
          <table:table-cell office:value-type="string">
            <text:p>Veuillez choisir un style de caractère pour l'étendue.</text:p>
          </table:table-cell>
        </table:table-row>
        <table:table-row table:style-name="ro2">
          <table:table-cell office:value-type="string">
            <text:p>Please select a scope font.</text:p>
          </table:table-cell>
          <table:table-cell office:value-type="string">
            <text:p>Por favor, seleccione una fuente ámbito.</text:p>
          </table:table-cell>
          <table:table-cell office:value-type="string">
            <text:p>Veuillez choisir une police pour l'étendue.</text:p>
          </table:table-cell>
        </table:table-row>
        <table:table-row table:style-name="ro2">
          <table:table-cell office:value-type="string">
            <text:p>Please select a scope paragraph style.</text:p>
          </table:table-cell>
          <table:table-cell office:value-type="string">
            <text:p>Por favor, seleccione un estilo de párrafo ámbito.</text:p>
          </table:table-cell>
          <table:table-cell office:value-type="string">
            <text:p>Veuillez choisir un style de paragraphe pour l'étendue.</text:p>
          </table:table-cell>
        </table:table-row>
        <table:table-row table:style-name="ro2">
          <table:table-cell office:value-type="string">
            <text:p>Please select a target font.</text:p>
          </table:table-cell>
          <table:table-cell office:value-type="string">
            <text:p>Por favor, seleccione una fuente destino.</text:p>
          </table:table-cell>
          <table:table-cell office:value-type="string">
            <text:p>Veuillez choisir une police cible.</text:p>
          </table:table-cell>
        </table:table-row>
        <table:table-row table:style-name="ro2">
          <table:table-cell office:value-type="string">
            <text:p>Please select a target style.</text:p>
          </table:table-cell>
          <table:table-cell office:value-type="string">
            <text:p>Por favor, seleccione un estilo destino.</text:p>
          </table:table-cell>
          <table:table-cell office:value-type="string">
            <text:p>Veuillez choisir un style cible.</text:p>
          </table:table-cell>
        </table:table-row>
        <table:table-row table:style-name="ro2">
          <table:table-cell office:value-type="string">
            <text:p>Please select an item in the list.</text:p>
          </table:table-cell>
          <table:table-cell office:value-type="string">
            <text:p>Por favor, seleccione un elemento de la lista.</text:p>
          </table:table-cell>
          <table:table-cell office:value-type="string">
            <text:p>Veuillez choisir un élément dans la liste.</text:p>
          </table:table-cell>
        </table:table-row>
        <table:table-row table:style-name="ro2">
          <table:table-cell office:value-type="string">
            <text:p>Please select the converter again.</text:p>
          </table:table-cell>
          <table:table-cell office:value-type="string">
            <text:p>Por favor, seleccione el convertidor de nuevo.</text:p>
          </table:table-cell>
          <table:table-cell office:value-type="string">
            <text:p>Veuillez choisir encore le convertisseur.</text:p>
          </table:table-cell>
        </table:table-row>
        <table:table-row table:style-name="ro2">
          <table:table-cell office:value-type="string">
            <text:p>Please specify SFMs.</text:p>
          </table:table-cell>
          <table:table-cell office:value-type="string">
            <text:p>Por favor, especifique los SFMs.</text:p>
          </table:table-cell>
          <table:table-cell office:value-type="string">
            <text:p>Veuillez spécifier les balises (SFMs).</text:p>
          </table:table-cell>
        </table:table-row>
        <table:table-row table:style-name="ro2">
          <table:table-cell office:value-type="string">
            <text:p>Please specify a scope.</text:p>
          </table:table-cell>
          <table:table-cell office:value-type="string">
            <text:p>Por favor, especifique un ámbito.</text:p>
          </table:table-cell>
          <table:table-cell office:value-type="string">
            <text:p>Veuillez spécifier l'étendue.</text:p>
          </table:table-cell>
        </table:table-row>
        <table:table-row table:style-name="ro2">
          <table:table-cell office:value-type="string">
            <text:p>Searching for occurrences...</text:p>
          </table:table-cell>
          <table:table-cell office:value-type="string">
            <text:p>Buscando ocurrencias...</text:p>
          </table:table-cell>
          <table:table-cell office:value-type="string">
            <text:p>Recherche des occurrences...</text:p>
          </table:table-cell>
        </table:table-row>
        <table:table-row table:style-name="ro2">
          <table:table-cell office:value-type="string">
            <text:p>System error: Unable to get UNO object.</text:p>
          </table:table-cell>
          <table:table-cell office:value-type="string">
            <text:p>Error del sistema: No se puede obtener objeto UNO.</text:p>
          </table:table-cell>
          <table:table-cell office:value-type="string">
            <text:p>Erreur de système : Impossible d'accéder à l'objet UNO.</text:p>
          </table:table-cell>
        </table:table-row>
        <table:table-row table:style-name="ro2">
          <table:table-cell office:value-type="string">
            <text:p>The cursor cannot be in a header or footer.</text:p>
          </table:table-cell>
          <table:table-cell office:value-type="string">
            <text:p>El cursor no puede estar en un encabezado o en un pie de página.</text:p>
          </table:table-cell>
          <table:table-cell office:value-type="string">
            <text:p>Le curseur ne peut pas se trouver dans un en-tête ou dans un pied de page.</text:p>
          </table:table-cell>
        </table:table-row>
        <table:table-row table:style-name="ro2">
          <table:table-cell office:value-type="string">
            <text:p>The cursor cannot be inside a table or frame.</text:p>
          </table:table-cell>
          <table:table-cell office:value-type="string">
            <text:p>El cursor no puede estar dentro de una tabla o un marco.</text:p>
          </table:table-cell>
          <table:table-cell office:value-type="string">
            <text:p>Le curseur ne peut pas se trouver dans un tableau ou dans un cadre.</text:p>
          </table:table-cell>
        </table:table-row>
        <table:table-row table:style-name="ro2">
          <table:table-cell office:value-type="string">
            <text:p>There do not seem to be any examples to insert.</text:p>
          </table:table-cell>
          <table:table-cell office:value-type="string">
            <text:p>No parece haber ningún ejemplo para insertar.</text:p>
          </table:table-cell>
          <table:table-cell office:value-type="string">
            <text:p>Il semble qu'il n'existe pas d'exemples à insérer.</text:p>
          </table:table-cell>
        </table:table-row>
        <table:table-row table:style-name="ro2">
          <table:table-cell office:value-type="string">
            <text:p>This will change the case of the entire list from '%s' to '%s.' Continue?</text:p>
          </table:table-cell>
          <table:table-cell office:value-type="string">
            <text:p>Esto cambiará el caso de la lista completa de '%s' a '%s'. ¿Desea continuar?</text:p>
          </table:table-cell>
          <table:table-cell office:value-type="string">
            <text:p>Ceci changera la casse de toute la liste de '%s' à '%s'. Continuer ?</text:p>
          </table:table-cell>
        </table:table-row>
        <table:table-row table:style-name="ro2">
          <table:table-cell office:value-type="string">
            <text:p>Unexpected file type %s</text:p>
          </table:table-cell>
          <table:table-cell office:value-type="string">
            <text:p>Tipo de archivo inesperado %s</text:p>
          </table:table-cell>
          <table:table-cell office:value-type="string">
            <text:p>Type de fichier %s inattendu</text:p>
          </table:table-cell>
        </table:table-row>
        <table:table-row table:style-name="ro2">
          <table:table-cell office:value-type="string">
            <text:p>Unexpected new value %s.</text:p>
          </table:table-cell>
          <table:table-cell office:value-type="string">
            <text:p>Nuevo valor inesperado %s.</text:p>
          </table:table-cell>
          <table:table-cell office:value-type="string">
            <text:p>Nouvelle valeur inattendue %s.</text:p>
          </table:table-cell>
        </table:table-row>
        <table:table-row table:style-name="ro2">
          <table:table-cell office:value-type="string">
            <text:p>Unexpected value %s</text:p>
          </table:table-cell>
          <table:table-cell office:value-type="string">
            <text:p>Valor inesperado %s.</text:p>
          </table:table-cell>
          <table:table-cell office:value-type="string">
            <text:p>Valeur inattendue %s</text:p>
          </table:table-cell>
        </table:table-row>
        <table:table-row table:style-name="ro2">
          <table:table-cell office:value-type="string">
            <text:p>Unknown file type for %s</text:p>
          </table:table-cell>
          <table:table-cell office:value-type="string">
            <text:p>Tipo de archivo desconocido para %s</text:p>
          </table:table-cell>
          <table:table-cell office:value-type="string">
            <text:p>Type de fichier inconnu pour %s</text:p>
          </table:table-cell>
        </table:table-row>
        <table:table-row table:style-name="ro2">
          <table:table-cell office:value-type="string">
            <text:p>Update all examples now? <text:s/>It is recommended to save a copy of your document first.¿Actualizar todos los ejemplos ahora? Se recomienda que primero guarde una copia de su documento.</text:p>
          </table:table-cell>
          <table:table-cell/>
          <table:table-cell office:value-type="string">
            <text:p>Actualiser tous les exemples maintenant ? Il est conseillé d'enregistrer le document d'abord.</text:p>
          </table:table-cell>
        </table:table-row>
        <table:table-row table:style-name="ro2">
          <table:table-cell office:value-type="string">
            <text:p>Updated '%s' %d times in a row. Keep going?</text:p>
          </table:table-cell>
          <table:table-cell office:value-type="string">
            <text:p>Actualizado '%s' %d veces seguidas. ¿Seguir adelante?</text:p>
          </table:table-cell>
          <table:table-cell office:value-type="string">
            <text:p>%s' a été actualisé %d fois de suite. Continuer ?</text:p>
          </table:table-cell>
        </table:table-row>
        <table:table-row table:style-name="ro2">
          <table:table-cell office:value-type="string">
            <text:p>Value %d for column width is too high.</text:p>
          </table:table-cell>
          <table:table-cell office:value-type="string">
            <text:p>El valor de %d para el ancho de columna es demasiado alta.</text:p>
          </table:table-cell>
          <table:table-cell office:value-type="string">
            <text:p>%d est trop grande comme largeur de colonne.</text:p>
          </table:table-cell>
        </table:table-row>
        <table:table-row table:style-name="ro2">
          <table:table-cell office:value-type="string">
            <text:p>Value for column width must be more than zero.</text:p>
          </table:table-cell>
          <table:table-cell office:value-type="string">
            <text:p>El valor para el ancho de columna debe ser mayor de cero.</text:p>
          </table:table-cell>
          <table:table-cell office:value-type="string">
            <text:p>La largeur de colonne doit être supérieure à zéro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09:3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25T09:33:53.33</dc:date>
    <dc:creator>Thomas Willett</dc:creator>
    <meta:generator>OpenOffice.org/3.2$Win32 OpenOffice.org_project/320m18$Build-9502</meta:generator>
    <meta:editing-duration>PT00H57M52S</meta:editing-duration>
    <meta:editing-cycles>14</meta:editing-cycles>
    <meta:document-statistic meta:table-count="1" meta:cell-count="188" meta:object-count="0"/>
  </office:meta>
</office:document-meta>
</file>